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text-properties officeooo:rsid="0d562fe7" officeooo:paragraph-rsid="0d59a93c"/>
    </style:style>
    <style:style style:name="P6" style:family="paragraph" style:parent-style-name="Text_20_body">
      <style:text-properties officeooo:paragraph-rsid="0d562fe7"/>
    </style:style>
    <style:style style:name="P7" style:family="paragraph" style:parent-style-name="Text_20_body">
      <style:text-properties officeooo:rsid="0d5b329e" officeooo:paragraph-rsid="0d5b329e"/>
    </style:style>
    <style:style style:name="P8" style:family="paragraph" style:parent-style-name="Text_20_body">
      <style:text-properties officeooo:rsid="0d5d2185" officeooo:paragraph-rsid="0d5d2185"/>
    </style:style>
    <style:style style:name="P9" style:family="paragraph" style:parent-style-name="Text_20_body">
      <style:text-properties officeooo:rsid="0d5e15b5" officeooo:paragraph-rsid="0d5e15b5"/>
    </style:style>
    <style:style style:name="P10" style:family="paragraph" style:parent-style-name="Text_20_body">
      <style:text-properties officeooo:rsid="0d5f56e9" officeooo:paragraph-rsid="0d5f56e9"/>
    </style:style>
    <style:style style:name="P11" style:family="paragraph" style:parent-style-name="Text_20_body">
      <style:text-properties officeooo:rsid="0d621004" officeooo:paragraph-rsid="0d621004"/>
    </style:style>
    <style:style style:name="P12" style:family="paragraph" style:parent-style-name="Text_20_body">
      <style:text-properties officeooo:rsid="0d62e801" officeooo:paragraph-rsid="0d62e801"/>
    </style:style>
    <style:style style:name="P13" style:family="paragraph" style:parent-style-name="Text_20_body">
      <style:text-properties officeooo:rsid="0d6c4cde" officeooo:paragraph-rsid="0d6c4cde"/>
    </style:style>
    <style:style style:name="P14" style:family="paragraph" style:parent-style-name="Text_20_body">
      <style:text-properties officeooo:rsid="0d6d2597" officeooo:paragraph-rsid="0d6d2597"/>
    </style:style>
    <style:style style:name="P15" style:family="paragraph" style:parent-style-name="Text_20_body">
      <style:text-properties officeooo:rsid="0d744096" officeooo:paragraph-rsid="0d744096"/>
    </style:style>
    <style:style style:name="P16" style:family="paragraph" style:parent-style-name="Text_20_body">
      <style:text-properties officeooo:rsid="0d7680b4" officeooo:paragraph-rsid="0d7680b4"/>
    </style:style>
    <style:style style:name="P17" style:family="paragraph" style:parent-style-name="Text_20_body">
      <style:text-properties officeooo:rsid="0d531641" officeooo:paragraph-rsid="0d776f57"/>
    </style:style>
    <style:style style:name="P18" style:family="paragraph" style:parent-style-name="Text_20_body">
      <style:text-properties officeooo:rsid="0d776f57" officeooo:paragraph-rsid="0d849029"/>
    </style:style>
    <style:style style:name="P19" style:family="paragraph" style:parent-style-name="Text_20_body">
      <style:text-properties officeooo:rsid="0d7a02ac" officeooo:paragraph-rsid="0d7a02ac"/>
    </style:style>
    <style:style style:name="P20" style:family="paragraph" style:parent-style-name="Text_20_body">
      <style:text-properties officeooo:rsid="0d8ea680" officeooo:paragraph-rsid="0d8ea680"/>
    </style:style>
    <style:style style:name="P2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2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4" style:family="paragraph" style:parent-style-name="Standard">
      <style:paragraph-properties fo:text-align="center" style:justify-single-word="false"/>
      <style:text-properties fo:font-size="22pt" officeooo:rsid="0d4ef2e5" officeooo:paragraph-rsid="0d4ef2e5" style:font-size-asian="22pt" style:font-size-complex="22pt"/>
    </style:style>
    <style:style style:name="P2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7" style:family="paragraph" style:parent-style-name="Example_20_Header">
      <style:text-properties officeooo:paragraph-rsid="0ce95318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" style:family="paragraph" style:parent-style-name="Text_20_Body_20_Full_20_Page">
      <style:text-properties officeooo:rsid="0d502f3f" officeooo:paragraph-rsid="0d502f3f"/>
    </style:style>
    <style:style style:name="P32" style:family="paragraph" style:parent-style-name="Text_20_body" style:master-page-name="Standard">
      <style:paragraph-properties style:page-number="auto"/>
    </style:style>
    <style:style style:name="P33" style:family="paragraph" style:parent-style-name="Text_20_body" style:list-style-name="L1">
      <style:text-properties officeooo:rsid="0d6c4cde" officeooo:paragraph-rsid="0d6c4cde"/>
    </style:style>
    <style:style style:name="P34" style:family="paragraph" style:parent-style-name="Text_20_body" style:list-style-name="L1">
      <style:text-properties officeooo:rsid="0d6f1060" officeooo:paragraph-rsid="0d6f1060"/>
    </style:style>
    <style:style style:name="P35" style:family="paragraph" style:parent-style-name="Text_20_body" style:list-style-name="L1">
      <style:text-properties officeooo:rsid="0d714d23" officeooo:paragraph-rsid="0d714d23"/>
    </style:style>
    <style:style style:name="P36" style:family="paragraph" style:parent-style-name="Heading_20_2">
      <style:text-properties officeooo:paragraph-rsid="0d787ca3"/>
    </style:style>
    <style:style style:name="P37" style:family="paragraph" style:parent-style-name="Heading_20_2">
      <style:text-properties officeooo:rsid="0d776f57" officeooo:paragraph-rsid="0d787ca3"/>
    </style:style>
    <style:style style:name="P38" style:family="paragraph" style:parent-style-name="Heading_20_1">
      <style:text-properties officeooo:paragraph-rsid="0d41f391"/>
    </style:style>
    <style:style style:name="P39" style:family="paragraph" style:parent-style-name="Heading_20_1">
      <style:paragraph-properties fo:break-before="page"/>
      <style:text-properties officeooo:rsid="0d562fe7" officeooo:paragraph-rsid="0d562fe7"/>
    </style:style>
    <style:style style:name="T1" style:family="text">
      <style:text-properties officeooo:rsid="0ce63539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3636ac"/>
    </style:style>
    <style:style style:name="T4" style:family="text">
      <style:text-properties style:text-line-through-style="none" style:text-line-through-type="none" style:text-underline-style="none" officeooo:rsid="002eb51a"/>
    </style:style>
    <style:style style:name="T5" style:family="text">
      <style:text-properties officeooo:rsid="0d5202b7"/>
    </style:style>
    <style:style style:name="T6" style:family="text">
      <style:text-properties officeooo:rsid="0d54c886"/>
    </style:style>
    <style:style style:name="T7" style:family="text">
      <style:text-properties officeooo:rsid="0d54cedb"/>
    </style:style>
    <style:style style:name="T8" style:family="text">
      <style:text-properties officeooo:rsid="0d562fe7"/>
    </style:style>
    <style:style style:name="T9" style:family="text">
      <style:text-properties officeooo:rsid="0d5709a4"/>
    </style:style>
    <style:style style:name="T10" style:family="text">
      <style:text-properties officeooo:rsid="0d606d9b"/>
    </style:style>
    <style:style style:name="T11" style:family="text">
      <style:text-properties officeooo:rsid="0d642a8f"/>
    </style:style>
    <style:style style:name="T12" style:family="text">
      <style:text-properties officeooo:rsid="0d67c868"/>
    </style:style>
    <style:style style:name="T13" style:family="text">
      <style:text-properties officeooo:rsid="0d7107e0"/>
    </style:style>
    <style:style style:name="T14" style:family="text">
      <style:text-properties officeooo:rsid="0d714d23"/>
    </style:style>
    <style:style style:name="T15" style:family="text">
      <style:text-properties officeooo:rsid="0d7221b3"/>
    </style:style>
    <style:style style:name="T16" style:family="text">
      <style:text-properties officeooo:rsid="0d73eca3"/>
    </style:style>
    <style:style style:name="T17" style:family="text">
      <style:text-properties officeooo:rsid="0d74f3e0"/>
    </style:style>
    <style:style style:name="T18" style:family="text">
      <style:text-properties officeooo:rsid="0d787ca3"/>
    </style:style>
    <style:style style:name="T19" style:family="text">
      <style:text-properties officeooo:rsid="0d7af62b"/>
    </style:style>
    <style:style style:name="T20" style:family="text">
      <style:text-properties officeooo:rsid="0d849029"/>
    </style:style>
    <style:style style:name="T21" style:family="text">
      <style:text-properties officeooo:rsid="0d8631d5"/>
    </style:style>
    <style:style style:name="T22" style:family="text">
      <style:text-properties officeooo:rsid="0d8ffef3"/>
    </style:style>
    <style:style style:name="T23" style:family="text">
      <style:text-properties officeooo:rsid="0d9120d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Text_20_body"/>
      <text:p text:style-name="Text_20_body"/>
      <text:p text:style-name="P22">Dakara</text:p>
      <text:p text:style-name="P21"/>
      <text:p text:style-name="P21"/>
      <text:p text:style-name="P24">Dobrodružství meče a magi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Společenská hra na prožívání příběhů</text:p>
      <text:p text:style-name="P25"/>
      <text:p text:style-name="P26"/>
      <text:p text:style-name="P3">Michal Světlý</text:p>
      <text:p text:style-name="P1"/>
      <text:p text:style-name="P2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9"><text:a xlink:type="simple" xlink:href="#__RefHeading__3677_1609543204" text:style-name="Internet_20_link" text:visited-style-name="Internet_20_link">Tvorba postavy</text:a><text:tab/>3</text:p>
          <text:p text:style-name="P29"><text:a xlink:type="simple" xlink:href="#__RefHeading__3679_1609543204" text:style-name="Internet_20_link" text:visited-style-name="Internet_20_link">Postup na vyšší úroveň</text:a><text:tab/>3</text:p>
          <text:p text:style-name="P29"><text:a xlink:type="simple" xlink:href="#__RefHeading__2533_826931603" text:style-name="Internet_20_link" text:visited-style-name="Internet_20_link">Povolání</text:a><text:tab/>4</text:p>
          <text:p text:style-name="P30"><text:a xlink:type="simple" xlink:href="#__RefHeading__3681_1609543204" text:style-name="Internet_20_link" text:visited-style-name="Internet_20_link">Válečník</text:a><text:tab/>4</text:p>
          <text:p text:style-name="P30"><text:a xlink:type="simple" xlink:href="#__RefHeading__3683_1609543204" text:style-name="Internet_20_link" text:visited-style-name="Internet_20_link">Kouzelník</text:a><text:tab/>5</text:p>
          <text:p text:style-name="P30"><text:a xlink:type="simple" xlink:href="#__RefHeading__3685_1609543204" text:style-name="Internet_20_link" text:visited-style-name="Internet_20_link">Hraničář</text:a><text:tab/>5</text:p>
          <text:p text:style-name="P30"><text:a xlink:type="simple" xlink:href="#__RefHeading__3687_1609543204" text:style-name="Internet_20_link" text:visited-style-name="Internet_20_link">Dobrodruh</text:a><text:tab/>6</text:p>
          <text:p text:style-name="P29"><text:a xlink:type="simple" xlink:href="#__RefHeading__3689_1609543204" text:style-name="Internet_20_link" text:visited-style-name="Internet_20_link">Obecné dovednosti</text:a><text:tab/>7</text:p>
        </text:index-body>
      </text:table-of-content>
      <text:p text:style-name="P27"/>
      <text:p text:style-name="P4"/>
      <text:p text:style-name="P4"/>
      <text:p text:style-name="P2">Verze 0.<text:span text:style-name="T1">0</text:span></text:p>
      <text:p text:style-name="P2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2">Velice ocením Vaše názory a komentáře. Pokud to bude alespoň trochu možné, tak u připomínek ke konkrétním pravidlům uvádějte, prosím, číslo verze a název kapitoly nebo číslo stránky. Velice mi to usnadní zapracování.<text:line-break/></text:span><text:span text:style-name="T3"><text:tab/></text:span><text:span text:style-name="T2">Připomínky pište, prosím, nejlépe do</text:span><text:span text:style-name="T4"> diskuse na </text:span><text:a xlink:type="simple" xlink:href="http://rpgforum.cz/forum/viewtopic.php?f=286&amp;t=12530" text:style-name="Internet_20_link" text:visited-style-name="Visited_20_Internet_20_Link">RPG fóru</text:a><text:span text:style-name="T4"> nebo </text:span><text:a xlink:type="simple" xlink:href="http://www.d20.cz/diskuze/pravidla-diskuze/51343.html" text:style-name="Internet_20_link" text:visited-style-name="Visited_20_Internet_20_Link">D20.cz</text:a><text:span text:style-name="T4">.</text:span></text:p>
      <text:h text:style-name="P39" text:outline-level="1">Poznámky:</text:h>
      <text:p text:style-name="P6">– <text:span text:style-name="T8">elfové vychází ze Zoroastrismu</text:span></text:p>
      <text:p text:style-name="P5">– Avestan language <text:span text:style-name="T9">(písmo se dá najít na netu)<text:line-break/> – tajný, liturgický jazyk<text:line-break/> (</text:span><text:a xlink:type="simple" xlink:href="http://www.omniglot.com/writing/avestan.htm" text:style-name="Internet_20_link" text:visited-style-name="Visited_20_Internet_20_Link"><text:span text:style-name="T9">http://www.omniglot.com/writing/avestan.htm</text:span></text:a><text:span text:style-name="T9">)</text:span></text:p>
      <text:p text:style-name="P7">Yasna (Zoroastrická liturgie, posvátné texty)</text:p>
      <text:p text:style-name="P8">Ahura Mazda<text:line-break/>– stvořitel, jediný bůh</text:p>
      <text:p text:style-name="P12">Angra Mainyu<text:line-break/>– bůh zkázy<text:line-break/>– taky Ahriman (toto jméno se píše vzhůru nohama)</text:p>
      <text:p text:style-name="P8">Darius<text:line-break/>– perský vládce (takže elfský vládce)</text:p>
      <text:p text:style-name="P9">Mithra<text:line-break/>– anděl přísahy</text:p>
      <text:p text:style-name="P9">Apam Napad<text:line-break/>– anděl vody</text:p>
      <text:p text:style-name="P10">Asha<text:line-break/>– pravda (koncept), <text:span text:style-name="T10">ale taky „existence“<text:line-break/>– nástrojem pravdy je oheň</text:span></text:p>
      <text:p text:style-name="P10">Druj<text:line-break/>– lež (koncept), „<text:span text:style-name="T10">nicota“</text:span></text:p>
      <text:p text:style-name="P11">Daeva<text:line-break/>– nižší božstva, představitelé chaosu. Možná služebníci Angry Mainyua?</text:p>
      <text:h text:style-name="Heading_20_2" text:outline-level="2"><text:soft-page-break/>World story idea</text:h>
      <text:p text:style-name="P15">/*</text:p>
      <text:p text:style-name="P20">Tohle zatím brát jen jako volnou inspiraci. Elfové si určitě museli poradit s draky a dalšími tvory, kteří tu byli před nimi, aby mohli vybudovat svou civilizaci.</text:p>
      <text:p text:style-name="P20">Spíš bych to ale bral tak, že draci bojovali každý za sebe, takže probudit jednoho draka znamená přesně jen to – probudit jednoho draka.</text:p>
      <text:p text:style-name="P15">*/</text:p>
      <text:p text:style-name="P15">Elfové porazili nějakou mnohem starší, zlou rasu (draky). A hlavně nesmrtenou (nebo možná nezabitelnou) takže draci byli jen vyhnáni za hranice tohoto světa, ne vyhubeni.<text:line-break/><text:tab/><text:span text:style-name="T17">Elfové následně stavěli hrobky pro své nejmocnější (nebo možná průběžně, jak uvězňovali jednoho draka za druhým). Vždycky byl potřeba nemrtvý strážce + nějaká armáda k tomu, aby uvězněného draka strážili.</text:span></text:p>
      <text:p text:style-name="P15">Někteří elfové věřili, že je třeba dračí <text:span text:style-name="T22">moc</text:span> využít proti nim. Jeden z mocných elfích vládců tedy držel draka v magických okovech a létal na něm do bitvy (a nakonec na to dojel), další <text:span text:style-name="T17">studovali a používali dračí magii, atp.</text:span></text:p>
      <text:p text:style-name="P16">Zkázu elfí říše způsobili vykradači hrobek, kteří využili mírného úpadku (staří elfové začali být unaveni životem a už se tolik nestarali o chod říše), otevřeli jednu z hrobek a zabili nemrtvého strážce. Tím osvobodili jednoho z draků, ten se následně stáhnul někam pryč, postavil tam armádu z potomků svých dřívějších otroků (goblinoidi) a vzal upadající elfí říši ztečí.</text:p>
      <text:h text:style-name="Heading_20_1" text:outline-level="1"><text:soft-page-break/>Geografie</text:h>
      <text:h text:style-name="Heading_20_2" text:outline-level="2">Icénie</text:h>
      <text:p text:style-name="P13">Něco jako Fénície, tedy jednotlivé obchodní přístavy na březích Vnitřního moře.</text:p>
      <text:p text:style-name="P13">Polyteismus a ne příliš přívětivý pantheo<text:span text:style-name="T23">n</text:span> – Icénští bohové představují různá nebezpečí, se kterými se lidé potýkají.</text:p>
      <text:list xml:id="list2831989864" text:style-name="L1">
        <text:list-item>
          <text:p text:style-name="P33">Dagon (Mořské bouře)</text:p>
        </text:list-item>
        <text:list-item>
          <text:p text:style-name="P33"><text:span text:style-name="T14">Baal (</text:span>Sucho<text:span text:style-name="T13">)</text:span></text:p>
        </text:list-item>
        <text:list-item>
          <text:p text:style-name="P33"><text:span text:style-name="T15">Hadad (</text:span>Záplavy<text:span text:style-name="T13">)</text:span></text:p>
        </text:list-item>
        <text:list-item>
          <text:p text:style-name="P34"><text:span text:style-name="T15">Namtar (</text:span>Mor, <text:span text:style-name="T15">nemoci, osud, smrt)</text:span></text:p>
        </text:list-item>
        <text:list-item>
          <text:p text:style-name="P35">Astarte (Válka, <text:span text:style-name="T16">plodnost</text:span>)</text:p>
        </text:list-item>
      </text:list>
      <text:p text:style-name="P14">Icéňané přináší svým bohům oběti, aby získali jejich přízeň a vyhnuli se tak neštěstí.</text:p>
      <text:p text:style-name="P13"/>
      <text:h text:style-name="P38" text:outline-level="1"><text:soft-page-break/>Úvod</text:h>
      <text:p text:style-name="P31">Svět je starý. <text:span text:style-name="T11">M</text:span>nohem starší, než kam sahá lidská paměť. Stále však žijí tvorové, kteří si dávné věky pamatují. V jejich vzpomínkách <text:span text:style-name="T11">se skrývají</text:span> dávné říše elfů a pevnosti trpaslíků vysoko v horách, kam nedosáhla ani nesmírná moc elfích vládců. <text:span text:style-name="T5">Ani tento věk však nebyl prvním.<text:line-break/><text:tab/>V hlubinách času, nyní už zcela zapomenutých, žili tvorové, kteří se lidem podobali ještě méně než elfové a trpaslíci. Nikdo už dávno neví, jak vypadali, jak žili a jakým bohům se klaněli. Což je ale možná dobře, protože některé věci je lepší nevědět.</text:span></text:p>
      <text:p text:style-name="P17">Nyní <text:span text:style-name="T6">se po tváři</text:span> známého světa <text:span text:style-name="T6">rozpínají</text:span> lidské říše a království. <text:span text:style-name="T7">Karaba</text:span> na jihu, kde mají lidé snědou pleť, jejich vládci žijí v palácích z bílého mramoru a slouží jim tisíce otroků. <text:span text:style-name="T12">Nilfgar na severu, kde jsou léta chladná a zimy kruté a mrazivé. Icénie na východě, rozpínající se po březích Vnitřního moře a ostrovní říše Agra na západě.</text:span></text:p>
      <text:h text:style-name="Heading_20_2" text:outline-level="2">O lidech</text:h>
      <text:p text:style-name="P18">V dobách největšího rozmachu elfích říší a trpasličích království byli lidé divokými tvory. Žili nejčastěji v jeskyních či volně pod širým nebem, a živili se lovem a sběrem. <text:span text:style-name="T18">Starší rasy si jich nevšímaly a lidé se jim vyhýbali.<text:line-break/><text:tab/>O mnoho věků později se však karta obrátila. Dnes už víme, že někteří z dávných elfů a trpaslíků utekli do dalekých končin, většina jich však v té době zřejmě zahynula. </text:span>Pokud někdo ví, proč <text:span text:style-name="T18">staré</text:span> říše padly, nechává si to pro sebe. <text:span text:style-name="T18">Ať se to ale stalo jakkoliv, umožnilo to později lidem osídlit úrodné nížiny a postupně vybudovat svou vlastní civilizaci.<text:line-break/><text:tab/>Jak plynula staletí, naučili se lidé pracovat s kamenem a s kovem </text:span><text:soft-page-break/><text:span text:style-name="T18">a brzy začali zakládat vlastní říše, uctívat vlastní bohy a vést vlastní války. Když se potomci dávných elfů a trpaslíků po mnoha staletích do své dávné domoviny konečně vrátili, velkou část jejich zbylých znalostí už mezi tím lidé objevili sami.</text:span></text:p>
      <text:h text:style-name="P36" text:outline-level="2">O elfech</text:h>
      <text:p text:style-name="P19">Elfové stárnou pomaleji než lidé a jejich paměť sahá daleko. I oni však už dávno zapomněli, jak jejich předci ztratili vše, co <text:span text:style-name="T20">kdysi</text:span> vybudovali. Nyní je elfů málo a jsou příliš roztříštěni na to, aby mohli sami sobě vládnout. <text:span text:style-name="T21">Malá část jich žije v divočině, nejčastěji v hlubokých lesích, mluví vlastním jazykem, stále udržují vlastní zvyky a s lidmi povětšinou nechtějí mít nic společného. Většina se začlenila mezi lidi, přejala víru v jejich bohy a jejich způsob života. Postupem času se z některých elfů stala šlechta vládnoucí lidským poddaným. Elfí šlechtici sice typicky tvoří jen malou část urozených pánů říše či království, <text:s/>je jich už ale dost na to, aby to většina lidí brala jako běžnou věc.</text:span></text:p>
      <text:h text:style-name="P37" text:outline-level="2">O trpaslících</text:h>
      <text:p text:style-name="P19">Trpaslíci, na rozdíl od elfů, stále mají několik prastarých vladařských rodů. Jejich moc a bohatství je sice jen odleskem slávy dávných časů, stále jsou však schopni bránit svou zemi před výpady lidských nájezdníků, <text:span text:style-name="T19">z velké části díky tomu, že svá opevněná města obvykle staví vysoko v horách. Pověsti sice praví, že se jejich prastaré říše nacházely v podzemních síních, dnes to však už dávno neplatí. Stále ale kutají hluboko v horských úbočích a mezi lidskými a trpaslickými městy panuje čilý obchodní ruch.<text:line-break/><text:tab/>Ačkoliv si lidé představují trpaslíky nejčastěji právě jako horníky z vysokých hor, pravdou je, že většina jich žije v lidský městech či </text:span><text:soft-page-break/><text:span text:style-name="T19">vesnicích a počítají se mezi poddané lidských vládců. Podobně jako elfové i trpaslíci mají šlechtické rody poddané lidským vladařům, není jich však mnoho a většina vlivných trpaslíků se zabývá obchodem či zastává funkce ve správě lidských mě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7-05-20T14:59:28.023000000</dc:date>
    <meta:print-date>2113-01-01T00:00:00</meta:print-date>
    <meta:editing-cycles>8519</meta:editing-cycles>
    <meta:editing-duration>P26DT12H6M53S</meta:editing-duration>
    <meta:generator>LibreOffice/5.3.2.2$Windows_X86_64 LibreOffice_project/6cd4f1ef626f15116896b1d8e1398b56da0d0ee1</meta:generator>
    <meta:document-statistic meta:table-count="0" meta:image-count="0" meta:object-count="0" meta:page-count="8" meta:paragraph-count="58" meta:word-count="1009" meta:character-count="6298" meta:non-whitespace-character-count="5328"/>
  </office:meta>
</office:document-meta>
</file>